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ol1" style:master-page-name="MP0" style:family="paragraph">
      <style:paragraph-properties fo:break-before="page"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2" style:parent-style-name="Títol1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3" style:parent-style-name="Standard" style:family="paragraph">
      <style:paragraph-properties fo:text-align="justify"/>
      <style:text-properties fo:font-size="11pt" style:font-size-asian="11pt"/>
    </style:style>
    <style:style style:name="P4" style:parent-style-name="Standard" style:family="paragraph">
      <style:paragraph-properties fo:text-align="justify"/>
      <style:text-properties fo:font-size="11pt" style:font-size-asian="11pt"/>
    </style:style>
    <style:style style:name="P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1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1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1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1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5" style:parent-style-name="Standard" style:family="paragraph">
      <style:paragraph-properties fo:margin-left="0.5in" fo:text-indent="-0.25in">
        <style:tab-stops>
          <style:tab-stop style:type="left" style:position="0.5in"/>
        </style:tab-stops>
      </style:paragraph-properties>
      <style:text-properties fo:font-size="11pt" style:font-size-asian="11pt" fo:language="en" fo:country="US"/>
    </style:style>
    <style:style style:name="P26" style:parent-style-name="Standard" style:family="paragraph">
      <style:paragraph-properties>
        <style:tab-stops>
          <style:tab-stop style:type="left" style:position="-4in"/>
        </style:tab-stops>
      </style:paragraph-properties>
      <style:text-properties fo:font-size="11pt" style:font-size-asian="11pt"/>
    </style:style>
    <style:style style:name="P27" style:parent-style-name="Standard" style:family="paragraph">
      <style:paragraph-properties fo:text-align="justify">
        <style:tab-stops>
          <style:tab-stop style:type="left" style:position="-4.5in"/>
        </style:tab-stops>
      </style:paragraph-properties>
      <style:text-properties fo:font-size="11pt" style:font-size-asian="11pt"/>
    </style:style>
    <style:style style:name="P28" style:parent-style-name="Standard" style:family="paragraph">
      <style:paragraph-properties fo:text-align="justify">
        <style:tab-stops>
          <style:tab-stop style:type="left" style:position="-4in"/>
        </style:tab-stops>
      </style:paragraph-properties>
      <style:text-properties fo:font-size="11pt" style:font-size-asian="11pt"/>
    </style:style>
    <style:style style:name="P29" style:parent-style-name="Standard" style:family="paragraph">
      <style:paragraph-properties fo:text-align="justify"/>
      <style:text-properties fo:font-size="11pt" style:font-size-asian="11pt"/>
    </style:style>
    <style:style style:name="P30" style:parent-style-name="Standard" style:family="paragraph">
      <style:paragraph-properties fo:text-align="justify"/>
      <style:text-properties fo:font-size="11pt" style:font-size-asian="11pt"/>
    </style:style>
    <style:style style:name="P31" style:parent-style-name="Standard" style:family="paragraph">
      <style:paragraph-properties fo:text-align="justify"/>
      <style:text-properties fo:font-size="11pt" style:font-size-asian="11pt"/>
    </style:style>
    <style:style style:name="P32" style:parent-style-name="Standard" style:family="paragraph">
      <style:paragraph-properties fo:text-align="justify"/>
      <style:text-properties fo:font-size="11pt" style:font-size-asian="11pt"/>
    </style:style>
    <style:style style:name="P33" style:parent-style-name="Standard" style:family="paragraph">
      <style:paragraph-properties fo:text-align="justify"/>
      <style:text-properties fo:font-size="11pt" style:font-size-asian="11pt"/>
    </style:style>
    <style:style style:name="P34" style:parent-style-name="Standard" style:family="paragraph">
      <style:paragraph-properties fo:text-align="justify"/>
      <style:text-properties fo:font-size="11pt" style:font-size-asian="11pt"/>
    </style:style>
    <style:style style:name="P35" style:parent-style-name="Standard" style:family="paragraph">
      <style:paragraph-properties fo:text-align="justify"/>
      <style:text-properties fo:font-size="11pt" style:font-size-asian="11pt"/>
    </style:style>
    <style:style style:name="P36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37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38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39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0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1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2" style:parent-style-name="Standard" style:family="paragraph">
      <style:text-properties fo:font-size="11pt" style:font-size-asian="11pt"/>
    </style:style>
    <style:style style:name="P43" style:parent-style-name="Standard" style:family="paragraph">
      <style:text-properties fo:font-size="11pt" style:font-size-asian="11pt"/>
    </style:style>
    <style:style style:name="P44" style:parent-style-name="Standard" style:family="paragraph">
      <style:paragraph-properties fo:border="0.0069in solid #000000" fo:padding-top="0in" fo:padding-left="0.0555in" fo:padding-bottom="0in" fo:padding-right="0.0555in" style:shadow="none"/>
      <style:text-properties fo:font-size="9pt" style:font-size-asian="9pt" fo:language="en" fo:country="US"/>
    </style:style>
    <style:style style:name="P45" style:parent-style-name="Standard" style:family="paragraph">
      <style:paragraph-properties fo:border="0.0069in solid #000000" fo:padding-top="0in" fo:padding-left="0.0555in" fo:padding-bottom="0in" fo:padding-right="0.0555in" style:shadow="none"/>
      <style:text-properties fo:font-size="9pt" style:font-size-asian="9pt" fo:language="en" fo:country="US"/>
    </style:style>
    <style:style style:name="P46" style:parent-style-name="Standard" style:family="paragraph">
      <style:paragraph-properties fo:border="0.0069in solid #000000" fo:padding-top="0in" fo:padding-left="0.0555in" fo:padding-bottom="0in" fo:padding-right="0.0555in" style:shadow="none"/>
      <style:text-properties fo:font-size="9pt" style:font-size-asian="9pt" fo:language="en" fo:country="US"/>
    </style:style>
    <style:style style:name="P47" style:parent-style-name="Standard" style:family="paragraph">
      <style:paragraph-properties fo:border="0.0069in solid #000000" fo:padding-top="0in" fo:padding-left="0.0555in" fo:padding-bottom="0in" fo:padding-right="0.0555in" style:shadow="none"/>
    </style:style>
    <style:style style:name="T48" style:parent-style-name="Lletraperdefectedelparàgraf" style:family="text">
      <style:text-properties fo:font-size="9pt" style:font-size-asian="9pt" fo:language="en" fo:country="US"/>
    </style:style>
    <style:style style:name="T49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n" fo:country="US"/>
    </style:style>
    <style:style style:name="P50" style:parent-style-name="Standard" style:family="paragraph">
      <style:paragraph-properties fo:background-color="#FFFFFF"/>
      <style:text-properties style:font-name="DejaVu Sans Mono" fo:font-size="9pt" style:font-size-asian="9pt" fo:language="en" fo:country="US"/>
    </style:style>
    <style:style style:name="P51" style:parent-style-name="Textbodyindent" style:family="paragraph"/>
    <style:style style:name="P52" style:parent-style-name="Textbodyindent" style:family="paragraph"/>
    <style:style style:name="P53" style:parent-style-name="Textbodyindent" style:family="paragraph"/>
    <style:style style:name="P54" style:parent-style-name="Textbodyindent" style:family="paragraph">
      <style:paragraph-properties fo:margin-left="0.5in" fo:text-indent="0in">
        <style:tab-stops/>
      </style:paragraph-properties>
    </style:style>
    <style:style style:name="P55" style:parent-style-name="Textbodyindent" style:family="paragraph">
      <style:paragraph-properties fo:margin-left="0.5in" fo:text-indent="-0.25in">
        <style:tab-stops>
          <style:tab-stop style:type="left" style:position="0.5in"/>
        </style:tab-stops>
      </style:paragraph-properties>
    </style:style>
    <style:style style:name="P5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7" style:parent-style-name="Tipusdelletraperdefectedelparàgraf" style:family="text">
      <style:text-properties fo:color="#000000" fo:font-size="11pt" style:font-size-asian="11pt"/>
    </style:style>
    <style:style style:name="T58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59" style:parent-style-name="Tipusdelletraperdefectedelparàgraf" style:family="text">
      <style:text-properties fo:color="#000000" fo:font-size="11pt" style:font-size-asian="11pt"/>
    </style:style>
    <style:style style:name="T60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1" style:parent-style-name="Tipusdelletraperdefectedelparàgraf" style:family="text">
      <style:text-properties fo:color="#000000" fo:font-size="11pt" style:font-size-asian="11pt"/>
    </style:style>
    <style:style style:name="T62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3" style:parent-style-name="Tipusdelletraperdefectedelparàgraf" style:family="text">
      <style:text-properties fo:color="#000000" fo:font-size="11pt" style:font-size-asian="11pt"/>
    </style:style>
    <style:style style:name="P6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color="#000000" fo:font-size="11pt" style:font-size-asian="11pt"/>
    </style:style>
    <style:style style:name="P6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6" style:parent-style-name="Tipusdelletraperdefectedelparàgraf" style:family="text">
      <style:text-properties fo:color="#000000" fo:font-size="11pt" style:font-size-asian="11pt"/>
    </style:style>
  </office:automatic-styles>
  <office:body>
    <office:text text:use-soft-page-breaks="true">
      <text:h text:style-name="P1" text:outline-level="1"/>
      <text:h text:style-name="P2" text:outline-level="1">Técnicas Avanzadas de Programación. <text:s/>Febrero<text:s/>2024.</text:h>
      <text:p text:style-name="P3"/>
      <text:p text:style-name="P4">1. Dado el siguiente código en Java:</text:p>
      <text:p text:style-name="P5">interface A { public void a();}</text:p>
      <text:p text:style-name="P6">interface B {public void b(); }</text:p>
      <text:p text:style-name="P7">class<text:s/>C<text:s/>implements<text:s/>A<text:s/>{public void a(){ …}<text:s/>public void c(){…}<text:s/><text:s/>}</text:p>
      <text:p text:style-name="P8">class D implements B {public void b(){ …} public void d(){…} <text:s/>}</text:p>
      <text:p text:style-name="P9">class E<text:s/>extends C,D<text:s/>{</text:p>
      <text:p text:style-name="P10">public void<text:s/>e(){…}<text:s/>}</text:p>
      <text:p text:style-name="P11">1<text:s/><text:tab/>A a = new E();</text:p>
      <text:p text:style-name="P12">2<text:s/><text:tab/>B b =<text:s/><text:s/>new E();</text:p>
      <text:p text:style-name="P13">3<text:s/><text:tab/>E e<text:s/>=<text:s/>a;</text:p>
      <text:p text:style-name="P14">4<text:tab/>a.e();</text:p>
      <text:p text:style-name="P15">5<text:s/><text:tab/>E e2 = new E();</text:p>
      <text:p text:style-name="P16">6<text:s/><text:tab/>e2.a();</text:p>
      <text:p text:style-name="P17">7<text:s/><text:tab/>e2.d();</text:p>
      <text:p text:style-name="P18">8<text:s/><text:tab/>b.d();</text:p>
      <text:p text:style-name="P19">9<text:s/><text:tab/>E<text:s/>list[] = new<text:s/>E[3];</text:p>
      <text:p text:style-name="P20">10<text:s/><text:tab/>list[0] = b;</text:p>
      <text:p text:style-name="P21">11<text:tab/>list[1] =<text:s/>e2;</text:p>
      <text:p text:style-name="P22">12<text:tab/>list[2] =<text:s/>“ok”;</text:p>
      <text:p text:style-name="P23">13<text:tab/>for (E<text:s/>elem:list)</text:p>
      <text:p text:style-name="P24">14<text:s/><text:tab/><text:tab/>elem.b();</text:p>
      <text:p text:style-name="P25"/>
      <text:list text:style-name="WW8Num3">
        <text:list-item text:start-value="1">
          <text:p text:style-name="P26">Señala los números de línea con errores en tiempo de compilación y ejecución.</text:p>
        </text:list-item>
        <text:list-item>
          <text:p text:style-name="P27">Cambia la línea<text:s/>9<text:s/>por una lista de Objects y muestra los cambios en el código. Señala los números de línea con errores en tiempo de compilación y ejecución (a partir de la línea 8).</text:p>
        </text:list-item>
        <text:list-item>
          <text:p text:style-name="P28">Señala los números de línea con errores en tiempo de compilación y<text:s/>ejecución si el lenguaje fuera tipado dinámico.</text:p>
        </text:list-item>
      </text:list>
      <text:p text:style-name="P29"/>
      <text:p text:style-name="P30"/>
      <text:p text:style-name="P31"/>
      <text:p text:style-name="P32"/>
      <text:p text:style-name="P33"/>
      <text:p text:style-name="P34"/>
      <text:p text:style-name="P35">2. Responde a las siguientes preguntas:</text:p>
      <text:p text:style-name="P36">a) Explica<text:s/>dos diferencias entre clases abstractas e interfaces.</text:p>
      <text:p text:style-name="P37">b)<text:s/>Explica el polimorfismo de herencia (Contrato, asignación polimórfica, ligadura dinámica, código reutilizable y extensible) en el patrón Composite.</text:p>
      <text:p text:style-name="P38">c) <text:s/>Explica dos “Bad Smells” y los refactorings apropiados para resolverlos.</text:p>
      <text:p text:style-name="P39">d)<text:s/>Explica el concepto de “regression testing”.</text:p>
      <text:p text:style-name="P40"/>
      <text:p text:style-name="P41"/>
      <text:p text:style-name="P42">3. Dado el<text:s/>siguiente código:</text:p>
      <text:p text:style-name="P43"/>
      <text:p text:style-name="P44">def aprobado(result, f,<text:s/>list) =<text:s/>list<text:s/>match {</text:p>
      <text:p text:style-name="P45"><text:s text:c="4"/>case Nil =&gt; result</text:p>
      <text:p text:style-name="P46"><text:s text:c="4"/>case x : xs =&gt; f(x,aprobado(result,f,xs))</text:p>
      <text:p text:style-name="P47"><text:span text:style-name="T48">}<text:s/></text:span><text:span text:style-name="T49"><text:s text:c="2"/></text:span></text:p>
      <text:p text:style-name="P50"/>
      <text:list text:style-name="WW8Num2">
        <text:list-item text:start-value="1">
          <text:p text:style-name="P51">Muestra la signatura de la función. Invoca la función con una lista de enteros y con una lista de strings mostrando su salida.</text:p>
        </text:list-item>
        <text:list-item>
          <text:p text:style-name="P52"><text:s/>Justifica si es de alto orden y pon un ejemplo de <text:s/>parametrización parcial.</text:p>
        </text:list-item>
        <text:list-item>
          <text:p text:style-name="P53">Di que tipo de recursividad tiene e implementa el otro tipo.</text:p>
        </text:list-item>
      </text:list>
      <text:p text:style-name="P54"/>
      <text:p text:style-name="P55"/>
      <text:p text:style-name="P56"><text:span text:style-name="T57">Puntuación: <text:s/></text:span><text:span text:style-name="T58">1</text:span><text:span text:style-name="T59">. 3 <text:s/></text:span><text:span text:style-name="T60">2.</text:span><text:span text:style-name="T61"><text:s/>4 <text:s/></text:span><text:span text:style-name="T62">3.</text:span><text:span text:style-name="T63"><text:s/>3 <text:s text:c="3"/></text:span></text:p>
      <text:p text:style-name="P64">Tiempo: 2 horas</text:p>
      <text:p text:style-name="P65"><text:span text:style-name="T66">Entrevistas + Revisión de Examen: <text:s/>Ver Moodle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ol1" style:display-name="Títol 1" style:family="paragraph" style:parent-style-name="Standard" style:next-style-name="Standard" style:default-outline-level="1">
      <style:paragraph-properties fo:keep-with-next="always"/>
      <style:text-properties style:font-size-complex="10pt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Fuentedepárrafopredeter." style:display-name="Fuente de párrafo predeter." style:family="text"/>
    <style:style style:name="Tipusdelletraperdefectedelparàgraf" style:display-name="Tipus de lletra per defecte del paràgraf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size-complex="10pt" fo:hyphenate="false"/>
    </style:style>
    <style:style style:name="Llista" style:display-name="Llista" style:family="paragraph" style:parent-style-name="Textbody">
      <style:text-properties fo:hyphenate="fals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Etiqueta1" style:display-name="Etiqueta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fo:hyphenate="false"/>
    </style:style>
    <style:style style:name="Textoindependiente2" style:display-name="Texto independiente 2" style:family="paragraph" style:parent-style-name="Standard">
      <style:text-properties fo:font-size="11pt" style:font-size-asian="11pt" style:font-size-complex="10pt" fo:hyphenate="false"/>
    </style:style>
    <style:style style:name="Textbodyindent" style:display-name="Text body indent" style:family="paragraph" style:parent-style-name="Standard">
      <style:paragraph-properties fo:text-indent="0.4916in"/>
      <style:text-properties fo:font-size="11pt" style:font-size-asian="11pt" fo:hyphenate="false"/>
    </style:style>
    <style:style style:name="HTMLconformatoprevio" style:display-name="HTML con formato previo" style:family="paragraph" style:parent-style-name="Standard">
      <style:paragraph-properties fo:background-color="#FFFFC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Textonoproporcional" style:display-name="Texto no proporcional" style:family="text">
      <style:text-properties style:font-name="DejaVu Sans Mono" style:font-name-asian="DejaVu Sans Mono" style:font-name-complex="DejaVu Sans Mono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4916in" text:min-label-width="0.6562in" text:list-level-position-and-space-mode="label-alignment">
          <style:list-level-label-alignment text:label-followed-by="listtab" fo:margin-left="1.1479in" fo:text-indent="-0.6562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1798in" fo:margin-left="0.9798in" fo:margin-bottom="1.1798in" fo:margin-right="0.9798in" style:num-format="1" style:writing-mode="lr-tb">
        <style:columns fo:column-count="2">
          <style:column style:rel-width="6509*" fo:start-indent="0in" fo:end-indent="0.25in"/>
          <style:column style:rel-width="6509*" fo:start-indent="0.25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amen de Lenguajes de Programación</dc:title>
    <meta:initial-creator>pedro</meta:initial-creator>
    <dc:creator>Pedro Antonio</dc:creator>
    <meta:creation-date>2024-02-01T08:26:00Z</meta:creation-date>
    <dc:date>2024-02-01T08:26:00Z</dc:date>
    <meta:print-date>2016-01-11T09:49:00Z</meta:print-date>
    <meta:template xlink:href="Normal" xlink:type="simple"/>
    <meta:editing-cycles>2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72" meta:character-count="1824" meta:row-count="12" meta:non-whitespace-character-count="1555"/>
  </office:meta>
</office:document-meta>
</file>